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18" table:default-cell-style-name="Default"/>
        <table:table-row table:style-name="ro1">
          <table:table-cell table:number-columns-repeated="18"/>
        </table:table-row>
        <table:table-row table:style-name="ro1">
          <table:table-cell table:number-columns-repeated="2"/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string" calcext:value-type="string">
            <text:p>B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" office:value-type="string" calcext:value-type="string">
            <text:p>Teorico</text:p>
          </table:table-cell>
          <table:table-cell table:style-name="ce2" office:value-type="string" calcext:value-type="string">
            <text:p>Potencia armonicos dBm</text:p>
          </table:table-cell>
          <table:table-cell table:style-name="ce2" office:value-type="string" calcext:value-type="string">
            <text:p>Potencia armonicos mW</text:p>
          </table:table-cell>
          <table:table-cell table:style-name="ce4" office:value-type="string" calcext:value-type="string">
            <text:p>Coeficientes practicos </text:p>
          </table:table-cell>
          <table:table-cell table:number-columns-repeated="2"/>
          <table:table-cell table:style-name="ce1" office:value-type="string" calcext:value-type="string">
            <text:p>Teorico</text:p>
          </table:table-cell>
          <table:table-cell table:style-name="ce2" office:value-type="string" calcext:value-type="string">
            <text:p>Potencia armonicos dBm</text:p>
          </table:table-cell>
          <table:table-cell table:style-name="ce2" office:value-type="string" calcext:value-type="string">
            <text:p>Potencia armonicos mW</text:p>
          </table:table-cell>
          <table:table-cell table:style-name="ce4" office:value-type="string" calcext:value-type="string">
            <text:p>Coeficientes practicos </text:p>
          </table:table-cell>
          <table:table-cell table:number-columns-repeated="2"/>
          <table:table-cell table:style-name="ce1" office:value-type="string" calcext:value-type="string">
            <text:p>Teorico</text:p>
          </table:table-cell>
          <table:table-cell table:style-name="ce2" office:value-type="string" calcext:value-type="string">
            <text:p>Potencia armonicos dBm</text:p>
          </table:table-cell>
          <table:table-cell table:style-name="ce2" office:value-type="string" calcext:value-type="string">
            <text:p>Potencia armonicos mW</text:p>
          </table:table-cell>
          <table:table-cell table:style-name="ce4" office:value-type="string" calcext:value-type="string">
            <text:p>Coeficientes practicos 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ABS(BESSELJ([.$D$2];[.B4]))" office:value-type="float" office:value="0.223890779141236" calcext:value-type="float">
            <text:p>0,223890779141236</text:p>
          </table:table-cell>
          <table:table-cell office:value-type="float" office:value="-21.53" calcext:value-type="float">
            <text:p>-21,53</text:p>
          </table:table-cell>
          <table:table-cell table:formula="of:=POWER(10;[.D4]/10)" office:value-type="float" office:value="0.00703072319883833" calcext:value-type="float">
            <text:p>0,007030723198838</text:p>
          </table:table-cell>
          <table:table-cell table:formula="of:=POWER(10;([.D4]-[.$E$15])/20)" office:value-type="float" office:value="0.0167406252471419" calcext:value-type="float">
            <text:p>0,016740625247142</text:p>
          </table:table-cell>
          <table:table-cell/>
          <table:table-cell office:value-type="float" office:value="0" calcext:value-type="float">
            <text:p>0</text:p>
          </table:table-cell>
          <table:table-cell table:formula="of:=ABS(BESSELJ([.$D$2];[.H4]))" office:value-type="float" office:value="0.223890779141236" calcext:value-type="float">
            <text:p>0,223890779141236</text:p>
          </table:table-cell>
          <table:table-cell office:value-type="float" office:value="-17.29" calcext:value-type="float">
            <text:p>-17,29</text:p>
          </table:table-cell>
          <table:table-cell table:formula="of:=POWER(10;[.J4]/10)" office:value-type="float" office:value="0.0186637969083467" calcext:value-type="float">
            <text:p>0,018663796908347</text:p>
          </table:table-cell>
          <table:table-cell table:formula="of:=POWER(10;([.J4]-[.$E$15])/20)" office:value-type="float" office:value="0.0272754342990767" calcext:value-type="float">
            <text:p>0,027275434299077</text:p>
          </table:table-cell>
          <table:table-cell/>
          <table:table-cell office:value-type="float" office:value="0" calcext:value-type="float">
            <text:p>0</text:p>
          </table:table-cell>
          <table:table-cell table:formula="of:=ABS(BESSELJ([.$D$2];[.N4]))" office:value-type="float" office:value="0.223890779141236" calcext:value-type="float">
            <text:p>0,223890779141236</text:p>
          </table:table-cell>
          <table:table-cell office:value-type="float" office:value="-25.65" calcext:value-type="float">
            <text:p>-25,65</text:p>
          </table:table-cell>
          <table:table-cell table:formula="of:=POWER(10;[.P4]/10)" office:value-type="float" office:value="0.00272270130807791" calcext:value-type="float">
            <text:p>0,002722701308078</text:p>
          </table:table-cell>
          <table:table-cell table:formula="of:=POWER(10;([.P4]-[.$E$15])/20)" office:value-type="float" office:value="0.0104176958652065" calcext:value-type="float">
            <text:p>0,010417695865207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ABS(BESSELJ([.$D$2];[.B5]))" office:value-type="float" office:value="0.576724807756874" calcext:value-type="float">
            <text:p>0,576724807756874</text:p>
          </table:table-cell>
          <table:table-cell office:value-type="float" office:value="8.27" calcext:value-type="float">
            <text:p>8,27</text:p>
          </table:table-cell>
          <table:table-cell table:formula="of:=POWER(10;[.D5]/10)" office:value-type="float" office:value="6.71428852925952" calcext:value-type="float">
            <text:p>6,71428852925952</text:p>
          </table:table-cell>
          <table:table-cell table:formula="of:=POWER(10;([.D5]-[.$E$15])/20)" office:value-type="float" office:value="0.517334777386644" calcext:value-type="float">
            <text:p>0,517334777386644</text:p>
          </table:table-cell>
          <table:table-cell/>
          <table:table-cell office:value-type="float" office:value="1" calcext:value-type="float">
            <text:p>1</text:p>
          </table:table-cell>
          <table:table-cell table:formula="of:=ABS(BESSELJ([.$D$2];[.H5]))" office:value-type="float" office:value="0.576724807756874" calcext:value-type="float">
            <text:p>0,576724807756874</text:p>
          </table:table-cell>
          <table:table-cell office:value-type="float" office:value="-15.58" calcext:value-type="float">
            <text:p>-15,58</text:p>
          </table:table-cell>
          <table:table-cell table:formula="of:=POWER(10;[.J5]/10)" office:value-type="float" office:value="0.0276694164541151" calcext:value-type="float">
            <text:p>0,027669416454115</text:p>
          </table:table-cell>
          <table:table-cell table:formula="of:=POWER(10;([.J5]-[.$E$15])/20)" office:value-type="float" office:value="0.0332102140267612" calcext:value-type="float">
            <text:p>0,033210214026761</text:p>
          </table:table-cell>
          <table:table-cell/>
          <table:table-cell office:value-type="float" office:value="1" calcext:value-type="float">
            <text:p>1</text:p>
          </table:table-cell>
          <table:table-cell table:formula="of:=ABS(BESSELJ([.$D$2];[.N5]))" office:value-type="float" office:value="0.576724807756874" calcext:value-type="float">
            <text:p>0,576724807756874</text:p>
          </table:table-cell>
          <table:table-cell office:value-type="float" office:value="5.3" calcext:value-type="float">
            <text:p>5,3</text:p>
          </table:table-cell>
          <table:table-cell table:formula="of:=POWER(10;[.P5]/10)" office:value-type="float" office:value="3.38844156139203" calcext:value-type="float">
            <text:p>3,38844156139203</text:p>
          </table:table-cell>
          <table:table-cell table:formula="of:=POWER(10;([.P5]-[.$E$15])/20)" office:value-type="float" office:value="0.367512127130026" calcext:value-type="float">
            <text:p>0,367512127130026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ABS(BESSELJ([.$D$2];[.B6]))" office:value-type="float" office:value="0.352834028615638" calcext:value-type="float">
            <text:p>0,352834028615638</text:p>
          </table:table-cell>
          <table:table-cell office:value-type="float" office:value="3.9" calcext:value-type="float">
            <text:p>3,9</text:p>
          </table:table-cell>
          <table:table-cell table:formula="of:=POWER(10;[.D6]/10)" office:value-type="float" office:value="2.45470891568503" calcext:value-type="float">
            <text:p>2,45470891568503</text:p>
          </table:table-cell>
          <table:table-cell table:formula="of:=POWER(10;([.D6]-[.$E$15])/20)" office:value-type="float" office:value="0.312803550901033" calcext:value-type="float">
            <text:p>0,312803550901033</text:p>
          </table:table-cell>
          <table:table-cell/>
          <table:table-cell office:value-type="float" office:value="2" calcext:value-type="float">
            <text:p>2</text:p>
          </table:table-cell>
          <table:table-cell table:formula="of:=ABS(BESSELJ([.$D$2];[.H6]))" office:value-type="float" office:value="0.352834028615638" calcext:value-type="float">
            <text:p>0,352834028615638</text:p>
          </table:table-cell>
          <table:table-cell office:value-type="float" office:value="-4.34" calcext:value-type="float">
            <text:p>-4,34</text:p>
          </table:table-cell>
          <table:table-cell table:formula="of:=POWER(10;[.J6]/10)" office:value-type="float" office:value="0.368128973642531" calcext:value-type="float">
            <text:p>0,368128973642531</text:p>
          </table:table-cell>
          <table:table-cell table:formula="of:=POWER(10;([.J6]-[.$E$15])/20)" office:value-type="float" office:value="0.121135566445053" calcext:value-type="float">
            <text:p>0,121135566445053</text:p>
          </table:table-cell>
          <table:table-cell/>
          <table:table-cell office:value-type="float" office:value="2" calcext:value-type="float">
            <text:p>2</text:p>
          </table:table-cell>
          <table:table-cell table:formula="of:=ABS(BESSELJ([.$D$2];[.N6]))" office:value-type="float" office:value="0.352834028615638" calcext:value-type="float">
            <text:p>0,352834028615638</text:p>
          </table:table-cell>
          <table:table-cell office:value-type="float" office:value="4.18" calcext:value-type="float">
            <text:p>4,18</text:p>
          </table:table-cell>
          <table:table-cell table:formula="of:=POWER(10;[.P6]/10)" office:value-type="float" office:value="2.61818300821899" calcext:value-type="float">
            <text:p>2,61818300821899</text:p>
          </table:table-cell>
          <table:table-cell table:formula="of:=POWER(10;([.P6]-[.$E$15])/20)" office:value-type="float" office:value="0.323051434955707" calcext:value-type="float">
            <text:p>0,323051434955707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ABS(BESSELJ([.$D$2];[.B7]))" office:value-type="float" office:value="0.128943249474402" calcext:value-type="float">
            <text:p>0,128943249474402</text:p>
          </table:table-cell>
          <table:table-cell office:value-type="float" office:value="-4.92" calcext:value-type="float">
            <text:p>-4,92</text:p>
          </table:table-cell>
          <table:table-cell table:formula="of:=POWER(10;[.D7]/10)" office:value-type="float" office:value="0.322106879128343" calcext:value-type="float">
            <text:p>0,322106879128343</text:p>
          </table:table-cell>
          <table:table-cell table:formula="of:=POWER(10;([.D7]-[.$E$15])/20)" office:value-type="float" office:value="0.113310896193781" calcext:value-type="float">
            <text:p>0,113310896193781</text:p>
          </table:table-cell>
          <table:table-cell/>
          <table:table-cell office:value-type="float" office:value="3" calcext:value-type="float">
            <text:p>3</text:p>
          </table:table-cell>
          <table:table-cell table:formula="of:=ABS(BESSELJ([.$D$2];[.H7]))" office:value-type="float" office:value="0.128943249474402" calcext:value-type="float">
            <text:p>0,128943249474402</text:p>
          </table:table-cell>
          <table:table-cell office:value-type="float" office:value="0.67" calcext:value-type="float">
            <text:p>0,67</text:p>
          </table:table-cell>
          <table:table-cell table:formula="of:=POWER(10;[.J7]/10)" office:value-type="float" office:value="1.16680961706096" calcext:value-type="float">
            <text:p>1,16680961706096</text:p>
          </table:table-cell>
          <table:table-cell table:formula="of:=POWER(10;([.J7]-[.$E$15])/20)" office:value-type="float" office:value="0.215661029696933" calcext:value-type="float">
            <text:p>0,215661029696933</text:p>
          </table:table-cell>
          <table:table-cell/>
          <table:table-cell office:value-type="float" office:value="3" calcext:value-type="float">
            <text:p>3</text:p>
          </table:table-cell>
          <table:table-cell table:formula="of:=ABS(BESSELJ([.$D$2];[.N7]))" office:value-type="float" office:value="0.128943249474402" calcext:value-type="float">
            <text:p>0,128943249474402</text:p>
          </table:table-cell>
          <table:table-cell office:value-type="float" office:value="-2.3" calcext:value-type="float">
            <text:p>-2,3</text:p>
          </table:table-cell>
          <table:table-cell table:formula="of:=POWER(10;[.P7]/10)" office:value-type="float" office:value="0.588843655355589" calcext:value-type="float">
            <text:p>0,588843655355589</text:p>
          </table:table-cell>
          <table:table-cell table:formula="of:=POWER(10;([.P7]-[.$E$15])/20)" office:value-type="float" office:value="0.153204553854566" calcext:value-type="float">
            <text:p>0,153204553854566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ABS(BESSELJ([.$D$2];[.B8]))" office:value-type="float" office:value="0.0339957198075684" calcext:value-type="float">
            <text:p>0,033995719807569</text:p>
          </table:table-cell>
          <table:table-cell office:value-type="float" office:value="-38.82" calcext:value-type="float">
            <text:p>-38,82</text:p>
          </table:table-cell>
          <table:table-cell table:formula="of:=POWER(10;[.D8]/10)" office:value-type="float" office:value="0.00013121998990192" calcext:value-type="float">
            <text:p>0,000131219989902</text:p>
          </table:table-cell>
          <table:table-cell table:formula="of:=POWER(10;([.D8]-[.$E$15])/20)" office:value-type="float" office:value="0.0022870290151614" calcext:value-type="float">
            <text:p>0,002287029015161</text:p>
          </table:table-cell>
          <table:table-cell/>
          <table:table-cell office:value-type="float" office:value="4" calcext:value-type="float">
            <text:p>4</text:p>
          </table:table-cell>
          <table:table-cell table:formula="of:=ABS(BESSELJ([.$D$2];[.H8]))" office:value-type="float" office:value="0.0339957198075684" calcext:value-type="float">
            <text:p>0,033995719807569</text:p>
          </table:table-cell>
          <table:table-cell office:value-type="float" office:value="-20.41" calcext:value-type="float">
            <text:p>-20,41</text:p>
          </table:table-cell>
          <table:table-cell table:formula="of:=POWER(10;[.J8]/10)" office:value-type="float" office:value="0.00909913272632252" calcext:value-type="float">
            <text:p>0,009099132726323</text:p>
          </table:table-cell>
          <table:table-cell table:formula="of:=POWER(10;([.J8]-[.$E$15])/20)" office:value-type="float" office:value="0.0190445920628933" calcext:value-type="float">
            <text:p>0,019044592062893</text:p>
          </table:table-cell>
          <table:table-cell/>
          <table:table-cell office:value-type="float" office:value="4" calcext:value-type="float">
            <text:p>4</text:p>
          </table:table-cell>
          <table:table-cell table:formula="of:=ABS(BESSELJ([.$D$2];[.N8]))" office:value-type="float" office:value="0.0339957198075684" calcext:value-type="float">
            <text:p>0,033995719807569</text:p>
          </table:table-cell>
          <table:table-cell office:value-type="float" office:value="-18.12" calcext:value-type="float">
            <text:p>-18,12</text:p>
          </table:table-cell>
          <table:table-cell table:formula="of:=POWER(10;[.P8]/10)" office:value-type="float" office:value="0.0154170045294956" calcext:value-type="float">
            <text:p>0,015417004529496</text:p>
          </table:table-cell>
          <table:table-cell table:formula="of:=POWER(10;([.P8]-[.$E$15])/20)" office:value-type="float" office:value="0.0247897230268084" calcext:value-type="float">
            <text:p>0,024789723026809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ABS(BESSELJ([.$D$2];[.B9]))" office:value-type="float" office:value="0.00703962975587169" calcext:value-type="float">
            <text:p>0,007039629755872</text:p>
          </table:table-cell>
          <table:table-cell office:value-type="float" office:value="-13.1" calcext:value-type="float">
            <text:p>-13,1</text:p>
          </table:table-cell>
          <table:table-cell table:formula="of:=POWER(10;[.D9]/10)" office:value-type="float" office:value="0.0489778819368446" calcext:value-type="float">
            <text:p>0,048977881936845</text:p>
          </table:table-cell>
          <table:table-cell table:formula="of:=POWER(10;([.D9]-[.$E$15])/20)" office:value-type="float" office:value="0.0441846759739024" calcext:value-type="float">
            <text:p>0,044184675973902</text:p>
          </table:table-cell>
          <table:table-cell/>
          <table:table-cell office:value-type="float" office:value="5" calcext:value-type="float">
            <text:p>5</text:p>
          </table:table-cell>
          <table:table-cell table:formula="of:=ABS(BESSELJ([.$D$2];[.H9]))" office:value-type="float" office:value="0.00703962975587169" calcext:value-type="float">
            <text:p>0,007039629755872</text:p>
          </table:table-cell>
          <table:table-cell office:value-type="float" office:value="-6.57" calcext:value-type="float">
            <text:p>-6,57</text:p>
          </table:table-cell>
          <table:table-cell table:formula="of:=POWER(10;[.J9]/10)" office:value-type="float" office:value="0.220292646305346" calcext:value-type="float">
            <text:p>0,220292646305346</text:p>
          </table:table-cell>
          <table:table-cell table:formula="of:=POWER(10;([.J9]-[.$E$15])/20)" office:value-type="float" office:value="0.0937069223586865" calcext:value-type="float">
            <text:p>0,093706922358687</text:p>
          </table:table-cell>
          <table:table-cell/>
          <table:table-cell office:value-type="float" office:value="5" calcext:value-type="float">
            <text:p>5</text:p>
          </table:table-cell>
          <table:table-cell table:formula="of:=ABS(BESSELJ([.$D$2];[.N9]))" office:value-type="float" office:value="0.00703962975587169" calcext:value-type="float">
            <text:p>0,007039629755872</text:p>
          </table:table-cell>
          <table:table-cell office:value-type="float" office:value="0.12" calcext:value-type="float">
            <text:p>0,12</text:p>
          </table:table-cell>
          <table:table-cell table:formula="of:=POWER(10;[.P9]/10)" office:value-type="float" office:value="1.02801629812647" calcext:value-type="float">
            <text:p>1,02801629812647</text:p>
          </table:table-cell>
          <table:table-cell table:formula="of:=POWER(10;([.P9]-[.$E$15])/20)" office:value-type="float" office:value="0.202428508145539" calcext:value-type="float">
            <text:p>0,202428508145539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ABS(BESSELJ([.$D$2];[.B10]))" office:value-type="float" office:value="0.00120242897178999" calcext:value-type="float">
            <text:p>0,00120242897179</text:p>
          </table:table-cell>
          <table:table-cell/>
          <table:table-cell table:formula="of:=POWER(10;[.D10]/10)" office:value-type="float" office:value="1" calcext:value-type="float">
            <text:p>1</text:p>
          </table:table-cell>
          <table:table-cell table:formula="of:=POWER(10;([.D10]-[.$E$15])/20)" office:value-type="float" office:value="0.199651084890876" calcext:value-type="float">
            <text:p>0,199651084890876</text:p>
          </table:table-cell>
          <table:table-cell/>
          <table:table-cell office:value-type="float" office:value="6" calcext:value-type="float">
            <text:p>6</text:p>
          </table:table-cell>
          <table:table-cell table:formula="of:=ABS(BESSELJ([.$D$2];[.H10]))" office:value-type="float" office:value="0.00120242897178999" calcext:value-type="float">
            <text:p>0,00120242897179</text:p>
          </table:table-cell>
          <table:table-cell office:value-type="float" office:value="-15.13" calcext:value-type="float">
            <text:p>-15,13</text:p>
          </table:table-cell>
          <table:table-cell table:formula="of:=POWER(10;[.J10]/10)" office:value-type="float" office:value="0.0306902198839116" calcext:value-type="float">
            <text:p>0,030690219883912</text:p>
          </table:table-cell>
          <table:table-cell table:formula="of:=POWER(10;([.J10]-[.$E$15])/20)" office:value-type="float" office:value="0.0349761235569311" calcext:value-type="float">
            <text:p>0,034976123556931</text:p>
          </table:table-cell>
          <table:table-cell/>
          <table:table-cell office:value-type="float" office:value="6" calcext:value-type="float">
            <text:p>6</text:p>
          </table:table-cell>
          <table:table-cell table:formula="of:=ABS(BESSELJ([.$D$2];[.N10]))" office:value-type="float" office:value="0.00120242897178999" calcext:value-type="float">
            <text:p>0,00120242897179</text:p>
          </table:table-cell>
          <table:table-cell office:value-type="float" office:value="-3.24" calcext:value-type="float">
            <text:p>-3,24</text:p>
          </table:table-cell>
          <table:table-cell table:formula="of:=POWER(10;[.P10]/10)" office:value-type="float" office:value="0.474241985260245" calcext:value-type="float">
            <text:p>0,474241985260245</text:p>
          </table:table-cell>
          <table:table-cell table:formula="of:=POWER(10;([.P10]-[.$E$15])/20)" office:value-type="float" office:value="0.137490178077728" calcext:value-type="float">
            <text:p>0,137490178077728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ABS(BESSELJ([.$D$2];[.B11]))" office:value-type="float" office:value="0.000174944074868274" calcext:value-type="float">
            <text:p>0,000174944074868</text:p>
          </table:table-cell>
          <table:table-cell/>
          <table:table-cell table:formula="of:=POWER(10;[.D11]/10)" office:value-type="float" office:value="1" calcext:value-type="float">
            <text:p>1</text:p>
          </table:table-cell>
          <table:table-cell table:formula="of:=POWER(10;([.D11]-[.$E$15])/20)" office:value-type="float" office:value="0.199651084890876" calcext:value-type="float">
            <text:p>0,199651084890876</text:p>
          </table:table-cell>
          <table:table-cell/>
          <table:table-cell office:value-type="float" office:value="7" calcext:value-type="float">
            <text:p>7</text:p>
          </table:table-cell>
          <table:table-cell table:formula="of:=ABS(BESSELJ([.$D$2];[.H11]))" office:value-type="float" office:value="0.000174944074868274" calcext:value-type="float">
            <text:p>0,000174944074868</text:p>
          </table:table-cell>
          <table:table-cell office:value-type="float" office:value="-25.35" calcext:value-type="float">
            <text:p>-25,35</text:p>
          </table:table-cell>
          <table:table-cell table:formula="of:=POWER(10;[.J11]/10)" office:value-type="float" office:value="0.00291742701400117" calcext:value-type="float">
            <text:p>0,002917427014001</text:p>
          </table:table-cell>
          <table:table-cell table:formula="of:=POWER(10;([.J11]-[.$E$15])/20)" office:value-type="float" office:value="0.0107837962697162" calcext:value-type="float">
            <text:p>0,010783796269716</text:p>
          </table:table-cell>
          <table:table-cell/>
          <table:table-cell office:value-type="float" office:value="7" calcext:value-type="float">
            <text:p>7</text:p>
          </table:table-cell>
          <table:table-cell table:formula="of:=ABS(BESSELJ([.$D$2];[.N11]))" office:value-type="float" office:value="0.000174944074868274" calcext:value-type="float">
            <text:p>0,000174944074868</text:p>
          </table:table-cell>
          <table:table-cell office:value-type="float" office:value="-8.75" calcext:value-type="float">
            <text:p>-8,75</text:p>
          </table:table-cell>
          <table:table-cell table:formula="of:=POWER(10;[.P11]/10)" office:value-type="float" office:value="0.133352143216332" calcext:value-type="float">
            <text:p>0,133352143216332</text:p>
          </table:table-cell>
          <table:table-cell table:formula="of:=POWER(10;([.P11]-[.$E$15])/20)" office:value-type="float" office:value="0.0729074106805072" calcext:value-type="float">
            <text:p>0,072907410680507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ABS(BESSELJ([.$D$2];[.B12]))" office:value-type="float" office:value="0.0000221795522879259" calcext:value-type="float">
            <text:p>2,21795522879259E-05</text:p>
          </table:table-cell>
          <table:table-cell/>
          <table:table-cell table:formula="of:=POWER(10;[.D12]/10)" office:value-type="float" office:value="1" calcext:value-type="float">
            <text:p>1</text:p>
          </table:table-cell>
          <table:table-cell table:formula="of:=POWER(10;([.D12]-[.$E$15])/20)" office:value-type="float" office:value="0.199651084890876" calcext:value-type="float">
            <text:p>0,199651084890876</text:p>
          </table:table-cell>
          <table:table-cell/>
          <table:table-cell office:value-type="float" office:value="8" calcext:value-type="float">
            <text:p>8</text:p>
          </table:table-cell>
          <table:table-cell table:formula="of:=ABS(BESSELJ([.$D$2];[.H12]))" office:value-type="float" office:value="0.0000221795522879259" calcext:value-type="float">
            <text:p>2,21795522879259E-05</text:p>
          </table:table-cell>
          <table:table-cell office:value-type="float" office:value="-57.17" calcext:value-type="float">
            <text:p>-57,17</text:p>
          </table:table-cell>
          <table:table-cell table:formula="of:=POWER(10;[.J12]/10)" office:value-type="float" office:value="0.00000191866874067029" calcext:value-type="float">
            <text:p>1,91866874067029E-06</text:p>
          </table:table-cell>
          <table:table-cell table:formula="of:=POWER(10;([.J12]-[.$E$15])/20)" office:value-type="float" office:value="0.000276548733867466" calcext:value-type="float">
            <text:p>0,000276548733867</text:p>
          </table:table-cell>
          <table:table-cell/>
          <table:table-cell office:value-type="float" office:value="8" calcext:value-type="float">
            <text:p>8</text:p>
          </table:table-cell>
          <table:table-cell table:formula="of:=ABS(BESSELJ([.$D$2];[.N12]))" office:value-type="float" office:value="0.0000221795522879259" calcext:value-type="float">
            <text:p>2,21795522879259E-05</text:p>
          </table:table-cell>
          <table:table-cell office:value-type="float" office:value="-34.23" calcext:value-type="float">
            <text:p>-34,23</text:p>
          </table:table-cell>
          <table:table-cell table:formula="of:=POWER(10;[.P12]/10)" office:value-type="float" office:value="0.000377572190925416" calcext:value-type="float">
            <text:p>0,000377572190925</text:p>
          </table:table-cell>
          <table:table-cell table:formula="of:=POWER(10;([.P12]-[.$E$15])/20)" office:value-type="float" office:value="0.0038794635384854" calcext:value-type="float">
            <text:p>0,003879463538485</text:p>
          </table:table-cell>
        </table:table-row>
        <table:table-row table:style-name="ro1">
          <table:table-cell table:number-columns-repeated="18"/>
        </table:table-row>
        <table:table-row table:style-name="ro3">
          <table:table-cell table:number-columns-repeated="3"/>
          <table:table-cell table:style-name="ce3" office:value-type="string" calcext:value-type="string">
            <text:p>Potencia portadora </text:p>
          </table:table-cell>
          <table:table-cell table:formula="of:=[.E4]+2*SUM([.E5:.E12])" office:value-type="float" office:value="25.0874575751981" calcext:value-type="float">
            <text:p>25,0874575751981</text:p>
          </table:table-cell>
          <table:table-cell office:value-type="string" calcext:value-type="string">
            <text:p>mW</text:p>
          </table:table-cell>
          <table:table-cell table:number-columns-repeated="3"/>
          <table:table-cell table:style-name="ce3" office:value-type="string" calcext:value-type="string">
            <text:p>Potencia portadora </text:p>
          </table:table-cell>
          <table:table-cell table:formula="of:=[.K4]+2*SUM([.K5:.K12])" office:value-type="float" office:value="3.66988250042021" calcext:value-type="float">
            <text:p>3,66988250042021</text:p>
          </table:table-cell>
          <table:table-cell office:value-type="string" calcext:value-type="string">
            <text:p>mW</text:p>
          </table:table-cell>
          <table:table-cell table:number-columns-repeated="3"/>
          <table:table-cell table:style-name="ce3" office:value-type="string" calcext:value-type="string">
            <text:p>Potencia portadora </text:p>
          </table:table-cell>
          <table:table-cell table:formula="of:=[.Q4]+2*SUM([.Q5:.Q12])" office:value-type="float" office:value="16.4964691578882" calcext:value-type="float">
            <text:p>16,4964691578882</text:p>
          </table:table-cell>
          <table:table-cell office:value-type="string" calcext:value-type="string">
            <text:p>mW</text:p>
          </table:table-cell>
        </table:table-row>
        <table:table-row table:style-name="ro3">
          <table:table-cell table:number-columns-repeated="3"/>
          <table:table-cell table:style-name="ce3" office:value-type="string" calcext:value-type="string">
            <text:p>Potencia portadora </text:p>
          </table:table-cell>
          <table:table-cell table:formula="of:=10*LOG10([.E14])" office:value-type="float" office:value="13.9945665107111" calcext:value-type="float">
            <text:p>13,9945665107111</text:p>
          </table:table-cell>
          <table:table-cell office:value-type="string" calcext:value-type="string">
            <text:p>dBm</text:p>
          </table:table-cell>
          <table:table-cell table:number-columns-repeated="3"/>
          <table:table-cell table:style-name="ce3" office:value-type="string" calcext:value-type="string">
            <text:p>Potencia portadora </text:p>
          </table:table-cell>
          <table:table-cell table:formula="of:=10*LOG10([.K14])" office:value-type="float" office:value="5.64652159555623" calcext:value-type="float">
            <text:p>5,64652159555623</text:p>
          </table:table-cell>
          <table:table-cell office:value-type="string" calcext:value-type="string">
            <text:p>dBm</text:p>
          </table:table-cell>
          <table:table-cell table:number-columns-repeated="3"/>
          <table:table-cell table:style-name="ce3" office:value-type="string" calcext:value-type="string">
            <text:p>Potencia portadora </text:p>
          </table:table-cell>
          <table:table-cell table:formula="of:=10*LOG10([.Q14])" office:value-type="float" office:value="12.1739099940553" calcext:value-type="float">
            <text:p>12,1739099940553</text:p>
          </table:table-cell>
          <table:table-cell office:value-type="string" calcext:value-type="string">
            <text:p>dBm</text:p>
          </table:table-cell>
        </table:table-row>
        <table:table-row table:style-name="ro1">
          <table:table-cell table:number-columns-repeated="3"/>
          <table:table-cell table:style-name="ce3"/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O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21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6-21T17:03:44.483690243</meta:creation-date>
    <dc:date>2023-06-21T17:38:13.097807600</dc:date>
    <meta:editing-duration>PT34M26S</meta:editing-duration>
    <meta:editing-cycles>6</meta:editing-cycles>
    <meta:generator>LibreOffice/6.4.7.2$Linux_X86_64 LibreOffice_project/40$Build-2</meta:generator>
    <meta:document-statistic meta:table-count="1" meta:cell-count="168" meta:object-count="0"/>
  </office:meta>
</office:document-meta>
</file>